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17" calcext:value-type="float">
            <text:p>1.17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34" calcext:value-type="float">
            <text:p>2.34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4.68" calcext:value-type="float">
            <text:p>4.68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9.36" calcext:value-type="float">
            <text:p>9.36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8.72" calcext:value-type="float">
            <text:p>18.72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17" calcext:value-type="float">
            <text:p>1.17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34" calcext:value-type="float">
            <text:p>2.34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4.68" calcext:value-type="float">
            <text:p>4.68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9.36" calcext:value-type="float">
            <text:p>9.36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8.72" calcext:value-type="float">
            <text:p>18.72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17" calcext:value-type="float">
            <text:p>1.17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34" calcext:value-type="float">
            <text:p>2.34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4.68" calcext:value-type="float">
            <text:p>4.68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9.36" calcext:value-type="float">
            <text:p>9.36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8.72" calcext:value-type="float">
            <text:p>18.72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59" calcext:value-type="float">
            <text:p>0.59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17" calcext:value-type="float">
            <text:p>1.17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34" calcext:value-type="float">
            <text:p>2.34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4.68" calcext:value-type="float">
            <text:p>4.68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9.36" calcext:value-type="float">
            <text:p>9.36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8.72" calcext:value-type="float">
            <text:p>18.72</text:p>
          </table:table-cell>
          <table:table-cell table:style-name="ce3" office:value-type="string" calcext:value-type="string">
            <text:p>Домик в Деревне отборное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 сентября 20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30.08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супер, только пробы 46 нет</text:p>
          </table:table-cell>
        </table:table-row>
        <table:table-row table:style-name="ro3">
          <table:table-cell table:number-columns-repeated="2"/>
          <table:table-cell table:style-name="ce5"/>
          <table:table-cell table:number-columns-repeated="9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21:23:55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7S</meta:editing-duration>
    <meta:editing-cycles>3</meta:editing-cycles>
    <meta:generator>LibreOffice/5.2.7.2$Windows_x86 LibreOffice_project/2b7f1e640c46ceb28adf43ee075a6e8b8439ed10</meta:generator>
    <dc:date>2018-09-04T21:35:06.689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